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width="0.1cm" svg:stroke-color="#008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withoutfill">
      <style:graphic-properties svg:stroke-width="0.1cm" svg:stroke-color="#8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Dashed_20__28_var_29_" svg:stroke-width="0.1cm" svg:stroke-color="#008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Dashed_20__28_var_29_" svg:stroke-width="0.1cm" svg:stroke-color="#8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829cm" svg:y1="10.306cm" svg:x2="1.829cm" svg:y2="1.006cm">
          <text:p/>
        </draw:line>
        <draw:line draw:style-name="gr1" draw:text-style-name="P1" draw:layer="layout" svg:x1="1.529cm" svg:y1="10.006cm" svg:x2="11.929cm" svg:y2="10.006cm">
          <text:p/>
        </draw:line>
        <draw:line draw:style-name="gr2" draw:text-style-name="P1" draw:layer="layout" svg:x1="2.629cm" svg:y1="8.006cm" svg:x2="5.8cm" svg:y2="5.1cm">
          <text:p/>
        </draw:line>
        <draw:frame draw:style-name="gr3" draw:text-style-name="P2" draw:layer="layout" svg:width="0.8cm" svg:height="0.962cm" svg:x="3.729cm" svg:y="5.606cm">
          <draw:text-box>
            <text:p>v</text:p>
          </draw:text-box>
        </draw:frame>
        <draw:line draw:style-name="gr2" draw:text-style-name="P1" draw:layer="layout" svg:x1="5.729cm" svg:y1="5.106cm" svg:x2="10.8cm" svg:y2="6cm">
          <text:p/>
        </draw:line>
        <draw:frame draw:style-name="gr3" draw:text-style-name="P2" draw:layer="layout" svg:width="0.8cm" svg:height="0.962cm" svg:x="7.129cm" svg:y="5.306cm">
          <draw:text-box>
            <text:p>w</text:p>
          </draw:text-box>
        </draw:frame>
        <draw:line draw:style-name="gr4" draw:text-style-name="P1" draw:layer="layout" svg:x1="2.6cm" svg:y1="8cm" svg:x2="10.8cm" svg:y2="6cm">
          <text:p/>
        </draw:line>
        <draw:frame draw:style-name="gr3" draw:text-style-name="P2" draw:layer="layout" svg:width="0.8cm" svg:height="0.962cm" svg:x="6.029cm" svg:y="7.206cm">
          <draw:text-box>
            <text:p>u</text:p>
          </draw:text-box>
        </draw:frame>
        <draw:line draw:style-name="gr5" draw:text-style-name="P1" draw:layer="layout" svg:x1="10.733cm" svg:y1="5.992cm" svg:x2="13.904cm" svg:y2="3.086cm">
          <text:p/>
        </draw:line>
        <draw:line draw:style-name="gr6" draw:text-style-name="P1" draw:layer="layout" svg:x1="5.676cm" svg:y1="5.146cm" svg:x2="13.876cm" svg:y2="3.1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9-05T17:45:58.296422000</dc:date>
    <meta:editing-duration>PT9M5S</meta:editing-duration>
    <meta:editing-cycles>4</meta:editing-cycles>
    <meta:generator>LibreOffice/5.0.3.2$MacOSX_X86_64 LibreOffice_project/e5f16313668ac592c1bfb310f4390624e3dbfb75</meta:generator>
    <meta:document-statistic meta:object-count="10"/>
  </office:meta>
</office:document-meta>
</file>